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fr1" style:family="graphic" style:parent-style-name="Formula">
      <style:graphic-properties style:vertical-pos="middle" style:vertical-rel="tex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Standard">La carte Liberlab est particulièrement dépouillée. En fait il n'y a que 3 composants principaux.</text:p>
      <text:list text:style-name="L1">
        <text:list-item>
          <text:p text:style-name="P2">Un microcontôleur 8 bits ATMEL AVR ATmega 8</text:p>
        </text:list-item>
        <text:list-item>
          <text:p text:style-name="P2">Un régulateur intégré de tension RIT 7805</text:p>
        </text:list-item>
        <text:list-item>
          <text:p text:style-name="P2">Un MAX232</text:p>
        </text:list-item>
      </text:list>
      <text:p text:style-name="Standard"/>
      <text:p text:style-name="Standard">Le RIT 7805 est un composant électronique qui maintient, dans certaines limites, à sa sortie une tension constante, indépendement, de la charge et de la tension d'entrée. Nous l'alimentons ici avec un simple bloc universel qui transforme la tension 230 V alternatif en 6 V continu. A la sortie du RIT nous disposons alors d'une tension proche de 5 V.</text:p>
      <text:p text:style-name="Standard">La documentation con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itier DIL, DIP ou PDIP. Un microcontrôleur est un circuit intégré rassemblant dans un même boitier un microprocesseur, plusieurs types de mémoires et des périphériques de communication (Entrées-Sorties).</text:p>
      <text:p text:style-name="Standard">La documentation con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3">le convertisseur analogique numérique</text:p>
        </text:list-item>
        <text:list-item>
          <text:p text:style-name="P3">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 dans le microcontrôleur et le port série de la carte. Le microprocesseur envoi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En langage courant : c'est le composant utilisé pour faire la liaison entre l'ordinateur et le port série . L'ordinateur envoi les données en parallèles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tructeur est disponible sur :</text:p>
      <text:p text:style-name="Standard"><text:a xlink:type="simple" xlink:href="http://www.maxim-ic.com/quick_view2.cfm?qv_pk=1798">http://www.maxim-ic.com/quick_view2.cfm?qv_pk=1798</text:a></text:p>
      <text:p text:style-name="Standard"/>
      <text:p text:style-name="Standard"/>
      <text:h text:style-name="Heading_20_1" text:outline-level="1">Quelques expériences</text:h>
      <text:h text:style-name="Heading_20_2" text:outline-level="2">Charge d'un condensateur</text:h>
      <text:h text:style-name="Heading_20_2" text:outline-level="2">Étude des oscillations d'un pendule simple</text:h>
      <text:p text:style-name="Standard"/>
      <text:p text:style-name="Standard"/>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 Une fois le firmware compilé, il doit être envoyé au microcontrôleur via un programmateur comme le STK500 de ATMEL.</text:p>
      <text:p text:style-name="Text_20_body"/>
      <text:p text:style-name="Text_20_body">Le logiciel tournant sur l'ordinateur (Liberlab) est un script écrit en Python. Python est un langage de programmation interprété. Il faut donc installer l'interpréteur Python pour pouvoir le lancer. De plus, il faut installer une extension de Python afin de lui permettre de gérer la liaison série sous Windows : PyWin32.</text:p>
      <text:p text:style-name="Text_20_body"/>
      <text:p text:style-name="Text_20_body"/>
      <text:p text:style-name="Standard">Liberlab (firmware et logiciel tournant sur l'ordinateur) est un projet sous licence GNU General Public License réalisé par Francois Schnell.</text:p>
      <text:p text:style-name="Standard"/>
      <text:p text:style-name="Standard">Cette licence fixe les conditions légales de distribution des logiciels libres du projet GNU. Richard Stallman et Eben Moglen, deux des grands acteurs de la Free Software Foundation, en en furent les premiers rédacteurs. Elle a depuis été adoptée, en tant que document définissant le mode d'utilisation donc d'usage et de diffusion, par de nombreux auteurs de logiciels libres.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p text:style-name="P4">la liberté d'exécuter le logiciel, pour n'importe quel usage ;</text:p>
        </text:list-item>
        <text:list-item>
          <text:p text:style-name="P4">la liberté d'étudier le fonctionnement d'un programme et de l'adapter à ses besoins, ce qui passe par l'accès aux codes sources ;</text:p>
        </text:list-item>
        <text:list-item>
          <text:p text:style-name="P4">la liberté de redistribuer des copies ;</text:p>
        </text:list-item>
        <text:list-item>
          <text:p text:style-name="P4">la liberté d'améliorer le programme et de rendre publiques les modifications afin que l'ensemble de la communauté en bénéficie.</text:p>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h text:style-name="Heading_20_1" text:outline-level="1">Ce qu'il reste à améliorer...</text:h>
      <text:p text:style-name="Standard">Les ports série viennent malheureusement à disparaître dans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itiers DIL mais ce sont souvent des composant CMS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 justement un des trois chipsets indiqué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 et ... .</text:p>
      <text:p text:style-name="Standard">Les données analogiques acquises par le microcontrôleur sont convertis sur 10 bits et sont immédiatement envoyées sur la liaison série, aussi le débit de la liaison série est un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tission analogique numérique n'est représenté que sur 10 bits soit <draw:frame draw:style-name="fr1"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qui ne peut être comprise qu'entre 0 et 5 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2:17:09</meta:creation-date>
    <dc:creator>scls</dc:creator>
    <dc:date>2007-03-16T13:56:38</dc:date>
    <dc:language>fr-FR</dc:language>
    <meta:editing-cycles>19</meta:editing-cycles>
    <meta:editing-duration>PT1H39M30S</meta:editing-duration>
    <meta:user-defined meta:name="Info 1"/>
    <meta:user-defined meta:name="Info 2"/>
    <meta:user-defined meta:name="Info 3"/>
    <meta:user-defined meta:name="Info 4"/>
    <meta:document-statistic meta:table-count="0" meta:image-count="0" meta:object-count="1" meta:page-count="3" meta:paragraph-count="49" meta:word-count="1338" meta:character-count="8806"/>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